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rsid="001347d4" officeooo:paragraph-rsid="001347d4"/>
    </style:style>
    <style:style style:name="P2" style:family="paragraph" style:parent-style-name="Standard">
      <style:text-properties officeooo:paragraph-rsid="001347d4"/>
    </style:style>
    <style:style style:name="P3" style:family="paragraph" style:parent-style-name="Standard">
      <style:text-properties style:text-underline-style="solid" style:text-underline-width="auto" style:text-underline-color="font-color" officeooo:paragraph-rsid="001347d4"/>
    </style:style>
    <style:style style:name="P4" style:family="paragraph" style:parent-style-name="Standard">
      <style:text-properties officeooo:paragraph-rsid="001ab60d"/>
    </style:style>
    <style:style style:name="P5" style:family="paragraph" style:parent-style-name="Standard">
      <style:paragraph-properties fo:text-align="justify" style:justify-single-word="false"/>
      <style:text-properties officeooo:paragraph-rsid="001347d4"/>
    </style:style>
    <style:style style:name="P6" style:family="paragraph" style:parent-style-name="Standard">
      <style:paragraph-properties fo:text-align="justify" style:justify-single-word="false"/>
      <style:text-properties officeooo:paragraph-rsid="00242c51"/>
    </style:style>
    <style:style style:name="P7" style:family="paragraph" style:parent-style-name="Standard">
      <style:paragraph-properties fo:text-align="justify" style:justify-single-word="false"/>
      <style:text-properties officeooo:paragraph-rsid="0022362d"/>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paragraph-rsid="001347d4" style:font-style-asian="italic"/>
    </style:style>
    <style:style style:name="P10" style:family="paragraph" style:parent-style-name="Standard">
      <style:text-properties fo:font-style="italic" officeooo:paragraph-rsid="002ecee7" style:font-style-asian="italic"/>
    </style:style>
    <style:style style:name="P11" style:family="paragraph" style:parent-style-name="Standard">
      <style:text-properties fo:font-style="italic" officeooo:rsid="0027f1b5" officeooo:paragraph-rsid="002ecee7" style:font-style-asian="italic"/>
    </style:style>
    <style:style style:name="P12" style:family="paragraph" style:parent-style-name="Standard">
      <style:text-properties fo:font-style="normal" officeooo:paragraph-rsid="002ecee7" style:font-style-asian="normal" style:font-style-complex="normal"/>
    </style:style>
    <style:style style:name="P13" style:family="paragraph" style:parent-style-name="Standard">
      <style:text-properties fo:font-style="normal" officeooo:rsid="0027f1b5" officeooo:paragraph-rsid="002ecee7" style:font-style-asian="normal" style:font-style-complex="normal"/>
    </style:style>
    <style:style style:name="P14" style:family="paragraph" style:parent-style-name="Standard">
      <style:text-properties officeooo:paragraph-rsid="002ecee7"/>
    </style:style>
    <style:style style:name="P15" style:family="paragraph" style:parent-style-name="Standard">
      <style:text-properties fo:font-size="12pt" fo:font-style="normal" fo:font-weight="normal" officeooo:rsid="002ecee7" officeooo:paragraph-rsid="002ecee7"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305fbb" officeooo:paragraph-rsid="00305fbb"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solid" style:text-underline-width="auto" style:text-underline-color="font-color" fo:font-weight="normal" officeooo:rsid="002ecee7" officeooo:paragraph-rsid="002ecee7"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style="italic" fo:font-weight="normal" officeooo:rsid="002ecee7" officeooo:paragraph-rsid="002ecee7" style:font-size-asian="10.5pt" style:font-style-asian="italic" style:font-weight-asian="normal" style:font-size-complex="12pt" style:font-style-complex="normal" style:font-weight-complex="normal"/>
    </style:style>
    <style:style style:name="P19" style:family="paragraph" style:parent-style-name="Standard">
      <style:text-properties fo:font-size="12pt" fo:font-style="italic" fo:font-weight="normal" officeooo:rsid="00087441" officeooo:paragraph-rsid="002ecee7" style:font-size-asian="12pt" style:font-style-asian="italic" style:font-weight-asian="normal" style:font-size-complex="12pt" style:font-style-complex="normal" style:font-weight-complex="normal"/>
    </style:style>
    <style:style style:name="P20" style:family="paragraph" style:parent-style-name="Standard">
      <style:text-properties officeooo:rsid="0025f675" officeooo:paragraph-rsid="002ecee7"/>
    </style:style>
    <style:style style:name="P21" style:family="paragraph" style:parent-style-name="Standard">
      <style:text-properties officeooo:rsid="00305fbb" officeooo:paragraph-rsid="00305fbb"/>
    </style:style>
    <style:style style:name="P22" style:family="paragraph" style:parent-style-name="Standard">
      <style:text-properties style:use-window-font-color="true" style:font-name="Times New Roman" fo:font-size="14pt" fo:language="en" fo:country="US" fo:font-weight="bold" officeooo:rsid="00152047" officeooo:paragraph-rsid="001c4f79" style:font-name-asian="Times New Roman" style:font-size-asian="14pt" style:font-weight-asian="bold" style:font-name-complex="Times New Roman" style:font-size-complex="14pt" style:language-complex="ar" style:country-complex="SA" style:font-weight-complex="bold"/>
    </style:style>
    <style:style style:name="P23" style:family="paragraph" style:parent-style-name="Standard">
      <style:text-properties style:use-window-font-color="true" style:font-name="Times New Roman" fo:font-size="12pt" fo:language="en" fo:country="US" fo:font-style="normal" officeooo:rsid="003eb703" officeooo:paragraph-rsid="003eb703"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text-properties fo:color="#000000" fo:font-style="normal" officeooo:paragraph-rsid="0038cfc8" style:font-style-asian="normal" style:font-style-complex="normal"/>
    </style:style>
    <style:style style:name="P25" style:family="paragraph" style:parent-style-name="Standard">
      <style:text-properties fo:color="#000000" style:font-name="Times New Roman" fo:font-size="12pt" fo:language="en" fo:country="US" fo:font-style="italic" fo:font-weight="normal" officeooo:rsid="0038cfc8" officeooo:paragraph-rsid="0038cfc8"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P26" style:family="paragraph" style:parent-style-name="Standard" style:master-page-name="Standard">
      <style:paragraph-properties fo:text-align="center" style:justify-single-word="false" style:page-number="auto"/>
      <style:text-properties fo:color="#011f5b" fo:font-size="16pt" fo:font-weight="bold" style:font-size-asian="16pt" style:font-weight-asian="bold" style:font-size-complex="16pt"/>
    </style:style>
    <style:style style:name="P27" style:family="paragraph" style:parent-style-name="Standard">
      <style:text-properties fo:color="#011f5b" fo:font-size="14pt" fo:font-weight="bold" style:font-size-asian="14pt" style:font-weight-asian="bold" style:font-size-complex="14pt"/>
    </style:style>
    <style:style style:name="P28" style:family="paragraph" style:parent-style-name="Standard">
      <style:text-properties fo:color="#011f5b" fo:font-size="14pt" fo:font-weight="bold" officeooo:paragraph-rsid="002ecee7" style:font-size-asian="14pt" style:font-weight-asian="bold" style:font-size-complex="14pt"/>
    </style:style>
    <style:style style:name="P29" style:family="paragraph" style:parent-style-name="Standard">
      <style:text-properties fo:color="#011f5b" fo:font-size="14pt" fo:font-style="normal" fo:font-weight="bold" officeooo:rsid="003f6ae3" officeooo:paragraph-rsid="003f6ae3" style:font-size-asian="14pt" style:font-style-asian="normal" style:font-weight-asian="bold" style:font-size-complex="14pt" style:font-style-complex="normal" style:font-weight-complex="bold"/>
    </style:style>
    <style:style style:name="P30" style:family="paragraph" style:parent-style-name="Standard">
      <style:text-properties fo:color="#011f5b" fo:font-size="14pt" fo:font-style="normal" fo:font-weight="bold" officeooo:rsid="002ecee7" officeooo:paragraph-rsid="002ecee7" style:font-size-asian="14pt" style:font-style-asian="normal" style:font-weight-asian="bold" style:font-size-complex="14pt" style:font-style-complex="normal" style:font-weight-complex="bold"/>
    </style:style>
    <style:style style:name="P31" style:family="paragraph" style:parent-style-name="Standard">
      <style:text-properties fo:color="#011f5b" officeooo:paragraph-rsid="001347d4"/>
    </style:style>
    <style:style style:name="P32" style:family="paragraph" style:parent-style-name="Standard">
      <style:text-properties fo:color="#011f5b" officeooo:paragraph-rsid="002ecee7"/>
    </style:style>
    <style:style style:name="P33" style:family="paragraph" style:parent-style-name="Standard">
      <style:text-properties fo:color="#011f5b" officeooo:rsid="002ecee7" officeooo:paragraph-rsid="002ecee7"/>
    </style:style>
    <style:style style:name="P34" style:family="paragraph" style:parent-style-name="Standard">
      <style:paragraph-properties fo:text-align="center" style:justify-single-word="false"/>
      <style:text-properties fo:color="#011f5b"/>
    </style:style>
    <style:style style:name="P35" style:family="paragraph" style:parent-style-name="Standard">
      <style:text-properties officeooo:paragraph-rsid="0038cfc8"/>
    </style:style>
    <style:style style:name="P36" style:family="paragraph" style:parent-style-name="Standard">
      <style:text-properties officeooo:rsid="0040f4bf" officeooo:paragraph-rsid="0040f4bf"/>
    </style:style>
    <style:style style:name="P37" style:family="paragraph" style:parent-style-name="Standard">
      <style:paragraph-properties fo:text-align="center" style:justify-single-word="false"/>
      <style:text-properties fo:color="#000000"/>
    </style:style>
    <style:style style:name="P38" style:family="paragraph" style:parent-style-name="Standard">
      <style:text-properties officeooo:paragraph-rsid="001ab60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c3b3a" style:font-weight-asian="bold" style:font-weight-complex="bold"/>
    </style:style>
    <style:style style:name="T4" style:family="text">
      <style:text-properties fo:font-size="14pt" fo:font-weight="bold" officeooo:rsid="001347d4" style:font-size-asian="14pt" style:font-weight-asian="bold" style:font-size-complex="14pt"/>
    </style:style>
    <style:style style:name="T5" style:family="text">
      <style:text-properties fo:font-size="14pt" fo:font-weight="bold" officeooo:rsid="00152047" style:font-size-asian="14pt" style:font-weight-asian="bold" style:font-size-complex="14pt" style:font-weight-complex="bold"/>
    </style:style>
    <style:style style:name="T6" style:family="text">
      <style:text-properties fo:font-style="italic" style:font-style-asian="italic"/>
    </style:style>
    <style:style style:name="T7" style:family="text">
      <style:text-properties fo:font-style="italic" officeooo:rsid="00195448" style:font-style-asian="italic"/>
    </style:style>
    <style:style style:name="T8" style:family="text">
      <style:text-properties fo:font-style="italic" officeooo:rsid="00087441" style:font-style-asian="italic"/>
    </style:style>
    <style:style style:name="T9" style:family="text">
      <style:text-properties fo:font-style="italic" officeooo:rsid="00048742" style:font-style-asian="italic"/>
    </style:style>
    <style:style style:name="T10" style:family="text">
      <style:text-properties fo:font-style="italic" officeooo:rsid="002ecee7" style:font-style-asian="italic"/>
    </style:style>
    <style:style style:name="T11" style:family="text">
      <style:text-properties fo:font-style="italic" officeooo:rsid="00152047" style:font-style-asian="italic"/>
    </style:style>
    <style:style style:name="T12" style:family="text">
      <style:text-properties fo:font-style="italic" officeooo:rsid="0030fe4d" style:font-style-asian="italic"/>
    </style:style>
    <style:style style:name="T13" style:family="text">
      <style:text-properties fo:font-style="italic" style:font-style-asian="italic" style:font-style-complex="italic"/>
    </style:style>
    <style:style style:name="T14" style:family="text">
      <style:text-properties fo:color="#000000" style:font-name="Times New Roman" fo:font-size="12pt" style:font-size-asian="12pt" style:font-name-complex="Times New Roman1" style:font-size-complex="12pt"/>
    </style:style>
    <style:style style:name="T15" style:family="text">
      <style:text-properties fo:color="#000000" style:font-name="Times New Roman" fo:font-size="12pt" officeooo:rsid="001ab60d" style:font-size-asian="12pt" style:font-name-complex="Times New Roman1" style:font-size-complex="12pt"/>
    </style:style>
    <style:style style:name="T16" style:family="text">
      <style:text-properties fo:color="#000000" style:font-name="Times New Roman" fo:font-size="12pt" fo:language="en" fo:country="US" officeooo:rsid="001ab60d" style:font-name-asian="Times New Roman" style:font-size-asian="12pt" style:font-name-complex="Times New Roman1" style:font-size-complex="12pt" style:language-complex="ar" style:country-complex="SA"/>
    </style:style>
    <style:style style:name="T17" style:family="text">
      <style:text-properties fo:color="#000000" style:font-name="Times New Roman" fo:font-size="12pt" fo:language="en" fo:country="US" fo:font-style="italic" officeooo:rsid="001ab60d" style:font-name-asian="Times New Roman" style:font-size-asian="12pt" style:font-style-asian="italic" style:font-name-complex="Times New Roman1" style:font-size-complex="12pt" style:language-complex="ar" style:country-complex="SA" style:font-style-complex="italic"/>
    </style:style>
    <style:style style:name="T18" style:family="text">
      <style:text-properties fo:color="#000000" style:font-name="Times New Roman" fo:font-size="12pt" fo:language="en" fo:country="US" fo:font-style="italic" officeooo:rsid="0037b5d7" style:font-name-asian="Times New Roman" style:font-size-asian="12pt" style:font-style-asian="italic" style:font-name-complex="Times New Roman1" style:font-size-complex="12pt" style:language-complex="ar" style:country-complex="SA" style:font-style-complex="italic"/>
    </style:style>
    <style:style style:name="T19" style:family="text">
      <style:text-properties fo:color="#000000" style:font-name="Times New Roman" fo:font-size="12pt" fo:language="en" fo:country="US" fo:font-style="italic" fo:font-weight="normal"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20" style:family="text">
      <style:text-properties fo:color="#000000" style:font-name="Times New Roman" fo:font-size="12pt" fo:language="en" fo:country="US" fo:font-style="italic" fo:font-weight="normal" officeooo:rsid="0038cfc8"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21" style:family="text">
      <style:text-properties fo:color="#000000" style:font-name="Times New Roman" fo:font-size="12pt" fo:language="en" fo:country="US" fo:font-style="italic" fo:font-weight="normal" officeooo:rsid="0042dece"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22" style:family="text">
      <style:text-properties fo:color="#000000" style:font-name="Times New Roman" fo:font-size="12pt" fo:language="en" fo:country="US" fo:font-style="italic" fo:font-weight="normal" officeooo:rsid="003b87be"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23" style:family="text">
      <style:text-properties fo:color="#000000" style:font-name="Times New Roman" fo:font-size="12pt" fo:language="en" fo:country="US" fo:font-style="normal" officeooo:rsid="0037b5d7" style:font-name-asian="Times New Roman" style:font-size-asian="12pt" style:font-style-asian="normal" style:font-name-complex="Times New Roman1" style:font-size-complex="12pt" style:language-complex="ar" style:country-complex="SA" style:font-style-complex="normal"/>
    </style:style>
    <style:style style:name="T24" style:family="text">
      <style:text-properties fo:color="#000000" style:font-name="Times New Roman" fo:font-size="12pt" fo:language="en" fo:country="US" fo:font-style="normal" fo:font-weight="bold" style:font-name-asian="Times New Roman" style:font-size-asian="12pt" style:font-style-asian="normal" style:font-weight-asian="bold" style:font-name-complex="Times New Roman1" style:font-size-complex="12pt" style:language-complex="ar" style:country-complex="SA" style:font-style-complex="normal" style:font-weight-complex="bold"/>
    </style:style>
    <style:style style:name="T25" style:family="text">
      <style:text-properties fo:color="#000000" style:font-name="Times New Roman" fo:font-size="12pt" fo:language="en" fo:country="US" fo:font-style="normal" fo:font-weight="bold" officeooo:rsid="0037b5d7" style:font-name-asian="Times New Roman" style:font-size-asian="12pt" style:font-style-asian="normal" style:font-weight-asian="bold" style:font-name-complex="Times New Roman1" style:font-size-complex="12pt" style:language-complex="ar" style:country-complex="SA" style:font-style-complex="normal" style:font-weight-complex="bold"/>
    </style:style>
    <style:style style:name="T26" style:family="text">
      <style:text-properties fo:color="#000000" style:font-name="Times New Roman" fo:font-size="12pt" fo:language="en" fo:country="US" fo:font-style="normal" fo:font-weight="normal" style:font-name-asian="Times New Roman" style:font-size-asian="12pt" style:font-style-asian="normal" style:font-weight-asian="normal" style:font-name-complex="Times New Roman1" style:font-size-complex="12pt" style:language-complex="ar" style:country-complex="SA" style:font-style-complex="normal" style:font-weight-complex="normal"/>
    </style:style>
    <style:style style:name="T27" style:family="text">
      <style:text-properties fo:color="#000000" style:font-name="Times New Roman" fo:font-size="12pt" fo:language="en" fo:country="US" fo:font-style="normal" fo:font-weight="normal" officeooo:rsid="0037b5d7" style:font-name-asian="Times New Roman" style:font-size-asian="12pt" style:font-style-asian="normal" style:font-weight-asian="normal" style:font-name-complex="Times New Roman1" style:font-size-complex="12pt" style:language-complex="ar" style:country-complex="SA" style:font-style-complex="normal" style:font-weight-complex="normal"/>
    </style:style>
    <style:style style:name="T28" style:family="text">
      <style:text-properties fo:color="#000000" style:font-name="Times New Roman" fo:font-size="12pt" fo:language="en" fo:country="US" fo:font-style="normal" fo:font-weight="normal" officeooo:rsid="0038cfc8" style:font-name-asian="Times New Roman" style:font-size-asian="12pt" style:font-style-asian="normal" style:font-weight-asian="normal" style:font-name-complex="Times New Roman1" style:font-size-complex="12pt" style:language-complex="ar" style:country-complex="SA" style:font-style-complex="normal" style:font-weight-complex="normal"/>
    </style:style>
    <style:style style:name="T29" style:family="text">
      <style:text-properties fo:color="#000000" style:font-name="Times New Roman" fo:font-size="12pt" fo:language="en" fo:country="US" fo:font-style="normal" fo:font-weight="normal" officeooo:rsid="003b87be" style:font-name-asian="Times New Roman" style:font-size-asian="12pt" style:font-style-asian="normal" style:font-weight-asian="normal" style:font-name-complex="Times New Roman1" style:font-size-complex="12pt" style:language-complex="ar" style:country-complex="SA" style:font-style-complex="normal" style:font-weight-complex="normal"/>
    </style:style>
    <style:style style:name="T30" style:family="text">
      <style:text-properties fo:color="#000000" style:font-name="Times New Roman" fo:font-size="12pt" fo:language="en" fo:country="US" fo:font-weight="bold" officeooo:rsid="001ab60d" style:font-name-asian="Times New Roman" style:font-size-asian="12pt" style:font-weight-asian="bold" style:font-name-complex="Times New Roman1" style:font-size-complex="12pt" style:language-complex="ar" style:country-complex="SA" style:font-weight-complex="bold"/>
    </style:style>
    <style:style style:name="T31"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32" style:family="text">
      <style:text-properties fo:font-style="normal" style:font-style-asian="normal" style:font-style-complex="normal"/>
    </style:style>
    <style:style style:name="T33" style:family="text">
      <style:text-properties fo:font-style="normal" officeooo:rsid="001ab60d" style:font-style-asian="normal" style:font-style-complex="normal"/>
    </style:style>
    <style:style style:name="T34" style:family="text">
      <style:text-properties fo:font-style="normal" officeooo:rsid="00204016" style:font-style-asian="normal" style:font-style-complex="normal"/>
    </style:style>
    <style:style style:name="T35" style:family="text">
      <style:text-properties fo:font-style="normal" officeooo:rsid="002ecee7" style:font-style-asian="normal" style:font-style-complex="normal"/>
    </style:style>
    <style:style style:name="T36" style:family="text">
      <style:text-properties fo:font-style="normal" officeooo:rsid="0030fe4d" style:font-style-asian="normal" style:font-style-complex="normal"/>
    </style:style>
    <style:style style:name="T37" style:family="text">
      <style:text-properties fo:font-style="normal" officeooo:rsid="003261a1" style:font-style-asian="normal" style:font-style-complex="normal"/>
    </style:style>
    <style:style style:name="T38" style:family="text">
      <style:text-properties fo:font-style="normal" officeooo:rsid="003b87be"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use-window-font-color="true" style:font-name="Times New Roman" fo:font-size="12pt" fo:language="en" fo:country="US" fo:font-style="normal" officeooo:rsid="00126190" style:font-name-asian="Times New Roman" style:font-size-asian="12pt" style:font-style-asian="normal" style:font-name-complex="Times New Roman" style:font-size-complex="12pt" style:language-complex="ar" style:country-complex="SA" style:font-style-complex="normal"/>
    </style:style>
    <style:style style:name="T41" style:family="text">
      <style:text-properties style:use-window-font-color="true" style:font-name="Times New Roman" fo:font-size="12pt" fo:language="en" fo:country="US" fo:font-style="normal" officeooo:rsid="001ab60d" style:font-name-asian="Times New Roman" style:font-size-asian="12pt" style:font-style-asian="normal" style:font-name-complex="Times New Roman" style:font-size-complex="12pt" style:language-complex="ar" style:country-complex="SA" style:font-style-complex="normal"/>
    </style:style>
    <style:style style:name="T42" style:family="text">
      <style:text-properties style:use-window-font-color="true" style:font-name="Times New Roman" fo:font-size="12pt" fo:language="en" fo:country="US" fo:font-style="normal" officeooo:rsid="0037b5d7" style:font-name-asian="Times New Roman" style:font-size-asian="12pt" style:font-style-asian="normal" style:font-name-complex="Times New Roman" style:font-size-complex="12pt" style:language-complex="ar" style:country-complex="SA" style:font-style-complex="normal"/>
    </style:style>
    <style:style style:name="T43" style:family="text">
      <style:text-properties style:use-window-font-color="true" style:font-name="Times New Roman" fo:font-size="12pt" fo:language="en" fo:country="US" fo:font-style="normal" fo:font-weight="normal" officeooo:rsid="002ecee7"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Times New Roman" fo:font-size="12pt" fo:language="en" fo:country="US" fo:font-style="normal" fo:font-weight="bold" officeooo:rsid="001ab60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45" style:family="text">
      <style:text-properties style:use-window-font-color="true" style:font-name="Times New Roman" fo:font-size="12pt" fo:language="en" fo:country="US" officeooo:rsid="001347d4" style:font-name-asian="Times New Roman" style:font-size-asian="12pt" style:font-name-complex="Times New Roman" style:font-size-complex="12pt" style:language-complex="ar" style:country-complex="SA"/>
    </style:style>
    <style:style style:name="T46" style:family="text">
      <style:text-properties style:use-window-font-color="true" style:font-name="Times New Roman" fo:font-size="12pt" fo:language="en" fo:country="US" officeooo:rsid="001610f0" style:font-name-asian="Times New Roman" style:font-size-asian="12pt" style:font-name-complex="Times New Roman" style:font-size-complex="12pt" style:language-complex="ar" style:country-complex="SA"/>
    </style:style>
    <style:style style:name="T47" style:family="text">
      <style:text-properties style:use-window-font-color="true" style:font-name="Times New Roman" fo:font-size="12pt" fo:language="en" fo:country="US" officeooo:rsid="0016e1f2" style:font-name-asian="Times New Roman" style:font-size-asian="12pt" style:font-name-complex="Times New Roman" style:font-size-complex="12pt" style:language-complex="ar" style:country-complex="SA"/>
    </style:style>
    <style:style style:name="T48" style:family="text">
      <style:text-properties style:use-window-font-color="true" style:font-name="Times New Roman" fo:font-size="12pt" fo:language="en" fo:country="US" officeooo:rsid="00170fff" style:font-name-asian="Times New Roman" style:font-size-asian="12pt" style:font-name-complex="Times New Roman" style:font-size-complex="12pt" style:language-complex="ar" style:country-complex="SA"/>
    </style:style>
    <style:style style:name="T49" style:family="text">
      <style:text-properties style:use-window-font-color="true" style:font-name="Times New Roman" fo:font-size="12pt" fo:language="en" fo:country="US" officeooo:rsid="001780fd" style:font-name-asian="Times New Roman" style:font-size-asian="12pt" style:font-name-complex="Times New Roman" style:font-size-complex="12pt" style:language-complex="ar" style:country-complex="SA"/>
    </style:style>
    <style:style style:name="T50" style:family="text">
      <style:text-properties style:use-window-font-color="true" style:font-name="Times New Roman" fo:font-size="12pt" fo:language="en" fo:country="US" officeooo:rsid="0017a21b" style:font-name-asian="Times New Roman" style:font-size-asian="12pt" style:font-name-complex="Times New Roman" style:font-size-complex="12pt" style:language-complex="ar" style:country-complex="SA"/>
    </style:style>
    <style:style style:name="T51" style:family="text">
      <style:text-properties style:use-window-font-color="true" style:font-name="Times New Roman" fo:font-size="12pt" fo:language="en" fo:country="US" officeooo:rsid="00195448" style:font-name-asian="Times New Roman" style:font-size-asian="12pt" style:font-name-complex="Times New Roman" style:font-size-complex="12pt" style:language-complex="ar" style:country-complex="SA"/>
    </style:style>
    <style:style style:name="T52" style:family="text">
      <style:text-properties style:use-window-font-color="true" style:font-name="Times New Roman" fo:font-size="12pt" fo:language="en" fo:country="US" officeooo:rsid="001c3b3a"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1cf1d8"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22362d"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230944"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242c51"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5f675"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a2c19" style:font-name-asian="Times New Roman" style:font-size-asian="12pt" style:font-name-complex="Times New Roman" style:font-size-complex="12pt" style:language-complex="ar" style:country-complex="SA"/>
    </style:style>
    <style:style style:name="T59" style:family="text">
      <style:text-properties style:use-window-font-color="true" style:font-name="Times New Roman" fo:font-size="12pt" fo:language="en" fo:country="US" officeooo:rsid="002a6efd" style:font-name-asian="Times New Roman" style:font-size-asian="12pt" style:font-name-complex="Times New Roman" style:font-size-complex="12pt" style:language-complex="ar" style:country-complex="SA"/>
    </style:style>
    <style:style style:name="T60" style:family="text">
      <style:text-properties style:use-window-font-color="true" style:font-name="Times New Roman" fo:font-size="12pt" fo:language="en" fo:country="US" officeooo:rsid="00152047" style:font-name-asian="Times New Roman" style:font-size-asian="12pt" style:font-name-complex="Times New Roman" style:font-size-complex="12pt" style:language-complex="ar" style:country-complex="SA"/>
    </style:style>
    <style:style style:name="T61" style:family="text">
      <style:text-properties style:use-window-font-color="true" style:font-name="Times New Roman" fo:font-size="12pt" fo:language="en" fo:country="US" officeooo:rsid="0040410b" style:font-name-asian="Times New Roman" style:font-size-asian="12pt" style:font-name-complex="Times New Roman" style:font-size-complex="12pt" style:language-complex="ar" style:country-complex="SA"/>
    </style:style>
    <style:style style:name="T62" style:family="text">
      <style:text-properties style:use-window-font-color="true" style:font-name="Times New Roman" fo:font-size="12pt" fo:language="en" fo:country="US" fo:font-style="italic" officeooo:rsid="0037b5d7" style:font-name-asian="Times New Roman" style:font-size-asian="12pt" style:font-style-asian="italic" style:font-name-complex="Times New Roman" style:font-size-complex="12pt" style:language-complex="ar" style:country-complex="SA" style:font-style-complex="italic"/>
    </style:style>
    <style:style style:name="T63" style:family="text">
      <style:text-properties style:use-window-font-color="true" style:font-name="Times New Roman" fo:font-size="12pt" fo:language="en" fo:country="US" fo:font-style="italic" officeooo:rsid="002ecee7" style:font-name-asian="Times New Roman" style:font-size-asian="12pt" style:font-style-asian="italic" style:font-name-complex="Times New Roman" style:font-size-complex="12pt" style:language-complex="ar" style:country-complex="SA"/>
    </style:style>
    <style:style style:name="T64" style:family="text">
      <style:text-properties style:use-window-font-color="true" style:font-name="Times New Roman" fo:font-size="14pt" fo:language="en" fo:country="US" fo:font-weight="bold" officeooo:rsid="001347d4" style:font-name-asian="Times New Roman" style:font-size-asian="14pt" style:font-weight-asian="bold" style:font-name-complex="Times New Roman" style:font-size-complex="14pt" style:language-complex="ar" style:country-complex="SA"/>
    </style:style>
    <style:style style:name="T65" style:family="text">
      <style:text-properties style:use-window-font-color="true" style:font-name="Times New Roman"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T66" style:family="text">
      <style:text-properties style:use-window-font-color="true" style:font-name="Times New Roman" fo:font-size="14pt" fo:language="en" fo:country="US" fo:font-weight="bold" officeooo:rsid="00152047" style:font-name-asian="Times New Roman" style:font-size-asian="14pt" style:font-weight-asian="bold" style:font-name-complex="Times New Roman" style:font-size-complex="14pt" style:language-complex="ar" style:country-complex="SA" style:font-weight-complex="bold"/>
    </style:style>
    <style:style style:name="T67" style:family="text">
      <style:text-properties style:use-window-font-color="true" style:font-name="Times New Roman" fo:font-size="14pt" fo:language="en" fo:country="US" fo:font-weight="bold" officeooo:rsid="00230944" style:font-name-asian="Times New Roman" style:font-size-asian="14pt" style:font-weight-asian="bold" style:font-name-complex="Times New Roman" style:font-size-complex="14pt" style:language-complex="ar" style:country-complex="SA" style:font-weight-complex="bold"/>
    </style:style>
    <style:style style:name="T68" style:family="text">
      <style:text-properties style:use-window-font-color="true" style:font-name="Times New Roman" fo:language="en" fo:country="US" style:font-name-asian="Times New Roman" style:font-name-complex="Times New Roman" style:language-complex="ar" style:country-complex="SA"/>
    </style:style>
    <style:style style:name="T69"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style>
    <style:style style:name="T70" style:family="text">
      <style:text-properties officeooo:rsid="001347d4"/>
    </style:style>
    <style:style style:name="T71" style:family="text">
      <style:text-properties officeooo:rsid="00152047"/>
    </style:style>
    <style:style style:name="T72" style:family="text">
      <style:text-properties officeooo:rsid="001610f0"/>
    </style:style>
    <style:style style:name="T73" style:family="text">
      <style:text-properties fo:color="#0000ff" style:font-name="Times New Roman" fo:font-size="12pt" fo:language="en" fo:country="US" fo:font-style="italic" officeooo:rsid="00195448" style:font-name-asian="Times New Roman" style:font-size-asian="12pt" style:font-style-asian="italic" style:font-name-complex="Times New Roman" style:font-size-complex="12pt" style:language-complex="ar" style:country-complex="SA" style:font-style-complex="italic"/>
    </style:style>
    <style:style style:name="T74" style:family="text">
      <style:text-properties fo:color="#0000ff" style:font-name="Times New Roman" fo:font-size="12pt" fo:language="en" fo:country="US" fo:font-style="italic" officeooo:rsid="0037b5d7" style:font-name-asian="Times New Roman" style:font-size-asian="12pt" style:font-style-asian="italic" style:font-name-complex="Times New Roman" style:font-size-complex="12pt" style:language-complex="ar" style:country-complex="SA" style:font-style-complex="italic"/>
    </style:style>
    <style:style style:name="T75" style:family="text">
      <style:text-properties fo:color="#0000ff" style:font-name="Times New Roman" fo:font-size="12pt" fo:language="en" fo:country="US" fo:font-style="italic" fo:font-weight="normal" officeooo:rsid="0037b5d7"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76" style:family="text">
      <style:text-properties officeooo:rsid="001ab60d"/>
    </style:style>
    <style:style style:name="T77" style:family="text">
      <style:text-properties officeooo:rsid="001c3b3a"/>
    </style:style>
    <style:style style:name="T78" style:family="text">
      <style:text-properties officeooo:rsid="00217578"/>
    </style:style>
    <style:style style:name="T79" style:family="text">
      <style:text-properties officeooo:rsid="0004765d"/>
    </style:style>
    <style:style style:name="T8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2ecee7" style:font-size-asian="12pt" style:font-style-asian="normal" style:font-weight-asian="normal" style:font-size-complex="12pt" style:font-style-complex="normal" style:font-weight-complex="normal"/>
    </style:style>
    <style:style style:name="T82" style:family="text">
      <style:text-properties style:font-name="Times New Roman" fo:font-size="12pt" fo:language="en" fo:country="US" fo:font-weight="normal" officeooo:rsid="0037b5d7" style:font-name-asian="Times New Roman" style:font-size-asian="12pt"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en" fo:country="US" fo:font-weight="normal" officeooo:rsid="0038cfc8" style:font-name-asian="Times New Roman" style:font-size-asian="12pt"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en" fo:country="US" fo:font-weight="normal" officeooo:rsid="003b87be" style:font-name-asian="Times New Roman" style:font-size-asian="12pt" style:font-weight-asian="normal" style:font-name-complex="Times New Roman1" style:font-size-complex="12pt" style:language-complex="ar" style:country-complex="SA" style:font-weight-complex="normal"/>
    </style:style>
    <style:style style:name="T85" style:family="text">
      <style:text-properties style:font-name="Times New Roman" fo:font-size="12pt" fo:language="en" fo:country="US" fo:font-style="italic" fo:font-weight="normal" officeooo:rsid="0037b5d7"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86" style:family="text">
      <style:text-properties style:font-name="Times New Roman" fo:font-size="12pt" fo:language="en" fo:country="US" fo:font-style="italic" fo:font-weight="normal" officeooo:rsid="003b87be" style:font-name-asian="Times New Roman" style:font-size-asian="12pt" style:font-style-asian="italic" style:font-weight-asian="normal" style:font-name-complex="Times New Roman1" style:font-size-complex="12pt" style:language-complex="ar" style:country-complex="SA" style:font-style-complex="italic" style:font-weight-complex="normal"/>
    </style:style>
    <style:style style:name="T87" style:family="text">
      <style:text-properties style:font-name="Times New Roman" fo:font-size="12pt" fo:language="en" fo:country="US" fo:font-weight="bold" officeooo:rsid="0037b5d7" style:font-name-asian="Times New Roman" style:font-size-asian="12pt" style:font-weight-asian="bold" style:font-name-complex="Times New Roman1" style:font-size-complex="12pt" style:language-complex="ar" style:country-complex="SA" style:font-weight-complex="bold"/>
    </style:style>
    <style:style style:name="T88" style:family="text">
      <style:text-properties style:font-name="Times New Roman" fo:font-size="12pt" fo:language="en" fo:country="US" fo:font-weight="bold" officeooo:rsid="0038cfc8" style:font-name-asian="Times New Roman" style:font-size-asian="12pt" style:font-weight-asian="bold" style:font-name-complex="Times New Roman1" style:font-size-complex="12pt" style:language-complex="ar" style:country-complex="SA" style:font-weight-complex="bold"/>
    </style:style>
    <style:style style:name="T89" style:family="text">
      <style:text-properties style:font-name="Times New Roman" fo:font-size="14pt" fo:language="en" fo:country="US" fo:font-weight="bold" officeooo:rsid="001347d4" style:font-name-asian="Times New Roman" style:font-size-asian="14pt" style:font-weight-asian="bold" style:font-name-complex="Times New Roman" style:font-size-complex="14pt" style:language-complex="ar" style:country-complex="SA"/>
    </style:style>
    <style:style style:name="T90" style:family="text">
      <style:text-properties style:font-name="Times New Roman"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T91" style:family="text">
      <style:text-properties style:font-name="Times New Roman" fo:font-size="14pt" fo:language="en" fo:country="US" fo:font-weight="bold" officeooo:rsid="00152047" style:font-name-asian="Times New Roman" style:font-size-asian="14pt" style:font-weight-asian="bold" style:font-name-complex="Times New Roman" style:font-size-complex="14pt" style:language-complex="ar" style:country-complex="SA" style:font-weight-complex="bold"/>
    </style:style>
    <style:style style:name="T92" style:family="text">
      <style:text-properties style:font-name="Times New Roman" fo:font-size="14pt" fo:language="en" fo:country="US" fo:font-weight="bold" officeooo:rsid="00230944" style:font-name-asian="Times New Roman" style:font-size-asian="14pt" style:font-weight-asian="bold" style:font-name-complex="Times New Roman" style:font-size-complex="14pt" style:language-complex="ar" style:country-complex="SA" style:font-weight-complex="bold"/>
    </style:style>
    <style:style style:name="T93" style:family="text">
      <style:text-properties officeooo:rsid="003a6f04"/>
    </style:style>
    <style:style style:name="T94" style:family="text">
      <style:text-properties officeooo:rsid="003f6ae3"/>
    </style:style>
    <style:style style:name="T95" style:family="text">
      <style:text-properties officeooo:rsid="003f7e97"/>
    </style:style>
    <style:style style:name="T96" style:family="text">
      <style:text-properties officeooo:rsid="0042de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ebastian Hurtado Parra</text:p>
      <text:p text:style-name="P37">209 South 33rd Street<text:span text:style-name="T78">, </text:span>Philadelphia, PA 19104</text:p>
      <text:p text:style-name="P37">(302) 507-2482<text:tab/>hseb@sas.upenn.edu</text:p>
      <text:p text:style-name="P34">________________________________________________________________________</text:p>
      <text:p text:style-name="Standard"/>
      <text:p text:style-name="P27">Education:</text:p>
      <text:p text:style-name="Standard"><text:span text:style-name="T32">Ph</text:span><text:span text:style-name="T34">.</text:span><text:span text:style-name="T32">D</text:span><text:span text:style-name="T34">.</text:span><text:span text:style-name="T32"> </text:span><text:span text:style-name="T40">candidate</text:span><text:span text:style-name="T32">,</text:span><text:span text:style-name="T6"> Department of Physics and Astronomy, University of Pennsylvania</text:span><text:span text:style-name="T12">, </text:span><text:span text:style-name="T36">3.88</text:span><text:span text:style-name="T12"> </text:span><text:span text:style-name="T36">GPA</text:span></text:p>
      <text:p text:style-name="Standard"><text:span text:style-name="T32">B.S. in Physics</text:span><text:span text:style-name="T34"> and Mathematics</text:span><text:span text:style-name="T32">,</text:span><text:span text:style-name="T6"> Saint Joseph’s University, May 2015</text:span><text:span text:style-name="T12">, </text:span><text:span text:style-name="T37">3.8 </text:span><text:span text:style-name="T36">GPA</text:span></text:p>
      <text:p text:style-name="Standard"/>
      <text:p text:style-name="P31"><text:span text:style-name="T4">Current Research </text:span><text:span text:style-name="T89">Projects</text:span><text:span text:style-name="T4">:</text:span></text:p>
      <text:p text:style-name="P3"><text:span text:style-name="T70">Ultrafast Optical </text:span><text:span text:style-name="T45">Spectroscopy</text:span><text:span text:style-name="T70"> of Hybrid Organic-Inorganic Perovskites (HOIPs):</text:span></text:p>
      <text:p text:style-name="P5"><text:span text:style-name="T48">Th</text:span><text:span text:style-name="T53">ough the</text:span><text:span text:style-name="T48"> last several years have seen </text:span><text:span text:style-name="T45">rapid i</text:span><text:span text:style-name="T47">mprovements</text:span><text:span text:style-name="T45"> i</text:span><text:span text:style-name="T47">n reported</text:span><text:span text:style-name="T48"> photovoltaic</text:span><text:span text:style-name="T45"> performance</text:span><text:span text:style-name="T48"> of perovskite-based </text:span><text:span text:style-name="T50">solar </text:span><text:span text:style-name="T48">cells, the underlying p</text:span><text:span text:style-name="T50">hotophysics of perovskites</text:span><text:span text:style-name="T48"> remain under debate. I</text:span><text:span text:style-name="T49"> am</text:span><text:span text:style-name="T48"> expolori</text:span><text:span text:style-name="T49">ng</text:span><text:span text:style-name="T48"> the n</text:span><text:span text:style-name="T50">ature</text:span><text:span text:style-name="T48"> of photoexcited states in </text:span><text:span text:style-name="T49">low-dimensional </text:span><text:span text:style-name="T48">perovskites</text:span><text:span text:style-name="T53">, with</text:span><text:span text:style-name="T49"> </text:span><text:span text:style-name="T58">a </text:span><text:span text:style-name="T49">focus</text:span><text:span text:style-name="T58"> </text:span><text:span text:style-name="T49">on developing optical measurement techniques that allow for broadband spectral detection at </text:span><text:span text:style-name="T58">a </text:span><text:span text:style-name="T49">sub-picosecond t</text:span><text:span text:style-name="T61">imescale</text:span><text:span text:style-name="T49">.</text:span><text:span text:style-name="T59"> </text:span><text:span text:style-name="T49">This work </text:span><text:span text:style-name="T50">has highlighted the importance of the interaction between photoexcited states and the crystalline lattice.</text:span></text:p>
      <text:p text:style-name="P1"/>
      <text:p text:style-name="P3"><text:span text:style-name="T70">Transport </text:span><text:span text:style-name="T45">M</text:span><text:span text:style-name="T70">easurements of Graphene-</text:span><text:span text:style-name="T45">B</text:span><text:span text:style-name="T70">ased Materials:</text:span></text:p>
      <text:p text:style-name="P6"><text:span text:style-name="T50">M</text:span><text:span text:style-name="T56">ultilayer graphene holds exciting potential for electronic, spintronic, and valleytronic applications due to its unique band structure. </text:span><text:span text:style-name="T57">I study p</text:span><text:span text:style-name="T61">roperties of this</text:span><text:span text:style-name="T57"> band structure using electronic transport </text:span><text:span text:style-name="T56">measurements of multilayer graphene devices down to cryogenic temperatures and high magnetic fields. </text:span></text:p>
      <text:p text:style-name="P2"/>
      <text:p text:style-name="P3"><text:span text:style-name="T70">Optical Imaging of Liquid Crystals </text:span><text:span text:style-name="T45">in</text:span><text:span text:style-name="T70"> Magnetic Fields:</text:span></text:p>
      <text:p text:style-name="P7"><text:span text:style-name="T54">The b</text:span><text:span text:style-name="T55">ehavior of liquid crystals under a magnetic field is predicted by theory</text:span><text:span text:style-name="T58"> </text:span><text:span text:style-name="T55">but has not been proven by experiment. I helped design and build an optical microsocopy setup with the capability of reaching record magnetic fields for this type of experiment. This work will not only help validate theoretical predictions, but it could also open up a novel way of reliably measuring anchoring strength at liquid crystal interfaces.</text:span></text:p>
      <text:p text:style-name="P9"/>
      <text:p text:style-name="P27">Publications:</text:p>
      <text:p text:style-name="P4">D. B. Straus, <text:span text:style-name="T2">S. Hurtado Parra</text:span>, N. Iotov, J. Gebhardt, A. M. Rappe, J. E. Subotnik, J. M. Kikkawa, and <text:span text:style-name="T76"><text:tab/></text:span>C. R. Kagan, <text:span text:style-name="T6">JACS</text:span> (2016) <text:span text:style-name="T1">138</text:span>,<text:span text:style-name="T1"> </text:span>13798 <text:a xlink:type="simple" xlink:href="https://doi.org/10.1021/jacs.6b08175" text:style-name="Internet_20_link" text:visited-style-name="Visited_20_Internet_20_Link"><text:span text:style-name="Internet_20_link"><text:span text:style-name="T7">DOI l</text:span></text:span></text:a><text:a xlink:type="simple" xlink:href="https://doi.org/10.1021/jacs.6b08175" text:style-name="Internet_20_link" text:visited-style-name="Visited_20_Internet_20_Link"><text:span text:style-name="Internet_20_link"><text:span text:style-name="T6">ink</text:span></text:span></text:a></text:p>
      <text:p text:style-name="P4"><text:span text:style-name="T32">Z</text:span><text:span text:style-name="T41">.</text:span><text:span text:style-name="T32"> Gao, S</text:span><text:span text:style-name="T41">.</text:span><text:span text:style-name="T32"> Wang, J</text:span><text:span text:style-name="T41">.</text:span><text:span text:style-name="T32"> Berry, Q</text:span><text:span text:style-name="T41">.</text:span><text:span text:style-name="T32"> Zhang, J</text:span><text:span text:style-name="T41">.</text:span><text:span text:style-name="T32"> Gebhardt, W</text:span><text:span text:style-name="T41">.</text:span><text:span text:style-name="T32"> M. Parkin, J</text:span><text:span text:style-name="T41">.</text:span><text:span text:style-name="T32"> Avila, H</text:span><text:span text:style-name="T41">.</text:span><text:span text:style-name="T32"> Yi, C</text:span><text:span text:style-name="T41">.</text:span><text:span text:style-name="T32"> Chen, </text:span></text:p>
      <text:p text:style-name="P4"><text:span text:style-name="T33"><text:tab/></text:span><text:span text:style-name="T39">S</text:span><text:span text:style-name="T44">.</text:span><text:span text:style-name="T39"> Hurtado-Parra</text:span><text:span text:style-name="T32">, M</text:span><text:span text:style-name="T41">.</text:span><text:span text:style-name="T32"> Drndić, A</text:span><text:span text:style-name="T41">.</text:span><text:span text:style-name="T32"> M. Rappe, D</text:span><text:span text:style-name="T41">.</text:span><text:span text:style-name="T32"> J. Srolovitz, J</text:span><text:span text:style-name="T41">.</text:span><text:span text:style-name="T32"> M. Kikkawa, Z</text:span><text:span text:style-name="T41">.</text:span><text:span text:style-name="T32"> Luo, </text:span></text:p>
      <text:p text:style-name="P4"><text:span text:style-name="T33"><text:tab/></text:span><text:span text:style-name="T32">M</text:span><text:span text:style-name="T41">.</text:span><text:span text:style-name="T32"> C. Asensio, F</text:span><text:span text:style-name="T41">.</text:span><text:span text:style-name="T32"> Wang</text:span><text:span text:style-name="T33">, and</text:span><text:span text:style-name="T32"> A. T. C</text:span><text:span text:style-name="T41">.</text:span><text:span text:style-name="T32"> Johnson</text:span><text:span text:style-name="T38">,</text:span> <text:span text:style-name="T13">Nat Commun</text:span> <text:span text:style-name="T2">11</text:span>, 546 (2020)<text:span text:style-name="T51"> </text:span><text:a xlink:type="simple" xlink:href="https://doi.org/10.1038/s41467-019-14022-3" text:style-name="Internet_20_link" text:visited-style-name="Visited_20_Internet_20_Link"><text:span text:style-name="T73">DOI link</text:span></text:a></text:p>
      <text:p text:style-name="P4">K<text:span text:style-name="T52">.</text:span> Du, S<text:span text:style-name="T52">.</text:span> D. Zemerov, <text:span text:style-name="T3">S. Hurtado-Parra</text:span><text:span text:style-name="T77">, </text:span>J<text:span text:style-name="T77">.</text:span> M. Kikkawa<text:span text:style-name="T77">, and</text:span> I<text:span text:style-name="T52">.</text:span> J. Dmochowski<text:span text:style-name="T52">, </text:span><text:span text:style-name="T62">Inorg Chem</text:span><text:span text:style-name="T42"> </text:span><text:a xlink:type="simple" xlink:href="https://doi.org/10.1021/acs.inorgchem.9b03634" text:style-name="Internet_20_link" text:visited-style-name="Visited_20_Internet_20_Link"><text:span text:style-name="T74">DOI link</text:span></text:a></text:p>
      <text:p text:style-name="P4"><text:span text:style-name="T16">D.</text:span><text:span text:style-name="T14"> B. Straus, </text:span><text:span text:style-name="T31">S</text:span><text:span text:style-name="T30">.</text:span><text:span text:style-name="T31"> Hurtado-Parra</text:span><text:span text:style-name="T14">, N</text:span><text:span text:style-name="T16">.</text:span><text:span text:style-name="T14"> Iotov, Q</text:span><text:span text:style-name="T16">.</text:span><text:span text:style-name="T14"> Zhao, M</text:span><text:span text:style-name="T16">.</text:span><text:span text:style-name="T14"> R. Gau, P</text:span><text:span text:style-name="T16">.</text:span><text:span text:style-name="T14"> J. Carroll, J</text:span><text:span text:style-name="T16">.</text:span><text:span text:style-name="T14"> M.</text:span><text:span text:style-name="T15"> </text:span><text:span text:style-name="T14">Kikkawa, and C</text:span><text:span text:style-name="T16">.</text:span><text:span text:style-name="T14"> R. </text:span><text:span text:style-name="T15"><text:tab/></text:span><text:span text:style-name="T14">Kagan</text:span><text:span text:style-name="T15">, </text:span><text:span text:style-name="T17">A</text:span><text:span text:style-name="T18">CSNano</text:span><text:span text:style-name="T23"> (2020)</text:span><text:span text:style-name="T25"> 14</text:span><text:span text:style-name="T27">, 3621 </text:span><text:a xlink:type="simple" xlink:href="https://doi.org/10.1021/acsnano.0c00037" text:style-name="Internet_20_link" text:visited-style-name="Visited_20_Internet_20_Link"><text:span text:style-name="T75">DOI link</text:span></text:a></text:p>
      <text:p text:style-name="P4"><text:span text:style-name="T27">D Khadka, T. R. Thapaliya, </text:span><text:span text:style-name="T25">S. Hurtado Parra</text:span><text:span text:style-name="T27">, X. Han, J. Wen, R. F. Need, P. Khanal, W. Wang, J. <text:tab/>Zang, J. M. Kikkawa, L. Wu, S. X. Huang, </text:span><text:span text:style-name="T21">Science Advances, accepted</text:span><text:span text:style-name="T22"> </text:span><text:span text:style-name="T29">(2020)</text:span></text:p>
      <text:p text:style-name="P24"><text:span text:style-name="T82">Q</text:span><text:span text:style-name="T83">.</text:span><text:span text:style-name="T82"> Zhang</text:span><text:span text:style-name="T83">, S.</text:span><text:span text:style-name="T82"> Wang, Z</text:span><text:span text:style-name="T83">.</text:span><text:span text:style-name="T82"> Gao, </text:span><text:span text:style-name="T87">S</text:span><text:span text:style-name="T88">.</text:span><text:span text:style-name="T87"> Hurtado-Parra</text:span><text:span text:style-name="T83">,</text:span><text:span text:style-name="T82"> J</text:span><text:span text:style-name="T83">.</text:span><text:span text:style-name="T82"> Berry, Z</text:span><text:span text:style-name="T83">. </text:span><text:span text:style-name="T82">Addison, P</text:span><text:span text:style-name="T83">.</text:span><text:span text:style-name="T82"> M. Da</text:span><text:span text:style-name="T83">i</text:span><text:span text:style-name="T82">s, W</text:span><text:span text:style-name="T83">.</text:span><text:span text:style-name="T82"> M. Parkin, </text:span></text:p>
      <text:p text:style-name="P35"><text:span text:style-name="T28"><text:tab/></text:span><text:span text:style-name="T27">M</text:span><text:span text:style-name="T28">. </text:span><text:span text:style-name="T27">Drndic, J</text:span><text:span text:style-name="T28">.</text:span><text:span text:style-name="T27"> M. Kikkawa, </text:span><text:span text:style-name="T28">F.</text:span><text:span text:style-name="T27"> Wang,</text:span><text:span text:style-name="T28"> </text:span><text:span text:style-name="T27">E</text:span><text:span text:style-name="T28">.</text:span><text:span text:style-name="T27"> J. Mele, Z. Luo, A. T. C</text:span><text:span text:style-name="T28">.</text:span><text:span text:style-name="T27"> Johnson</text:span><text:span text:style-name="T28">, </text:span><text:span text:style-name="T20">submitted</text:span><text:span text:style-name="T29"> (2020)</text:span></text:p>
      <text:p text:style-name="P36"><text:span text:style-name="T29">D </text:span><text:span text:style-name="T26">Khadka, T. R. Thapaliya, </text:span><text:span text:style-name="T24">S. Hurtado Parra</text:span><text:span text:style-name="T26">, J. Wen, R. Need, J. M. Kikkawa, S. X. Huang, <text:tab/></text:span><text:span text:style-name="T19">submitted</text:span><text:span text:style-name="T26"> (2020)</text:span></text:p>
      <text:p text:style-name="P25"/>
      <text:p text:style-name="P8"/>
      <text:p text:style-name="P8"/>
      <text:p text:style-name="P32"><text:soft-page-break/><text:span text:style-name="T91">T</text:span><text:span text:style-name="T92">echnical</text:span><text:span text:style-name="T5"> Skills:</text:span></text:p>
      <text:p text:style-name="P20">Laser optics</text:p>
      <text:p text:style-name="P14"><text:span text:style-name="T72">Cryogen</text:span><text:span text:style-name="T46">/Cryogen-less low temperature systems</text:span></text:p>
      <text:p text:style-name="P14"><text:span text:style-name="T60">I</text:span><text:span text:style-name="T95">nstrument automation &amp; data analysis using: LabVIEW, Python, C/C++ </text:span></text:p>
      <text:p text:style-name="P13"><text:span text:style-name="T93">Metal </text:span>Machining</text:p>
      <text:p text:style-name="P13"/>
      <text:p text:style-name="P29">Other Skills:</text:p>
      <text:p text:style-name="P23"><text:span text:style-name="T94">Native b</text:span>ilingual <text:span text:style-name="T94">fluency </text:span>in English and Spanish</text:p>
      <text:p text:style-name="P11"/>
      <text:p text:style-name="P33"><text:span text:style-name="T91">A</text:span><text:span text:style-name="T90">wards and Honors</text:span></text:p>
      <text:p text:style-name="P14"><text:span text:style-name="T35">University of Pennsylvania</text:span><text:span text:style-name="T10">, 2019 Arnold M. </text:span><text:span text:style-name="T63">Denenstein</text:span><text:span text:style-name="T10"> Prize</text:span></text:p>
      <text:p text:style-name="P14"><text:span text:style-name="T35">P</text:span><text:span text:style-name="T32">ennApps XV</text:span><text:span text:style-name="T6">, Top 30 (Cryptoino): </text:span><text:a xlink:type="simple" xlink:href="https://devpost.com/software/cryptoino-4ax1tk" text:style-name="Internet_20_link" text:visited-style-name="Visited_20_Internet_20_Link"><text:span text:style-name="Internet_20_link"><text:span text:style-name="T9">project </text:span></text:span></text:a><text:a xlink:type="simple" xlink:href="https://devpost.com/software/cryptoino-4ax1tk" text:style-name="Internet_20_link" text:visited-style-name="Visited_20_Internet_20_Link"><text:span text:style-name="Internet_20_link"><text:span text:style-name="T6">link</text:span></text:span></text:a></text:p>
      <text:p text:style-name="P14"><text:span text:style-name="T32">PennApps XIV</text:span><text:span text:style-name="T6">, 3rd Place (EyeHUD): </text:span><text:a xlink:type="simple" xlink:href="https://devpost.com/software/eyehud" text:style-name="Internet_20_link" text:visited-style-name="Visited_20_Internet_20_Link"><text:span text:style-name="Internet_20_link"><text:span text:style-name="T9">project</text:span></text:span></text:a><text:a xlink:type="simple" xlink:href="https://devpost.com/software/eyehud" text:style-name="Internet_20_link" text:visited-style-name="Visited_20_Internet_20_Link"><text:span text:style-name="Internet_20_link"><text:span text:style-name="T6"> link</text:span></text:span></text:a></text:p>
      <text:p text:style-name="P12">Phi Beta Kappa Honors Society</text:p>
      <text:p text:style-name="P12">Sigma Pi Sigma Physics Honors Society</text:p>
      <text:p text:style-name="P12">Sigma Xi Scien<text:span text:style-name="T79">tific Research</text:span> Honors Society</text:p>
      <text:p text:style-name="P12">Pi Mu Epsilon Mathematics Honors Society</text:p>
      <text:p text:style-name="P10"><text:span text:style-name="T32">University of Pennsylvania</text:span><text:span text:style-name="T35">,</text:span> 2014 LRSM REU</text:p>
      <text:p text:style-name="P10"><text:span text:style-name="T32">University of Chicago</text:span><text:span text:style-name="T35">,</text:span> 2013 Physics REU</text:p>
      <text:p text:style-name="P18"><text:span text:style-name="T69">Saint Joseph’s University,</text:span><text:span text:style-name="T68"> 2012 &amp; 2014 Summer Scholars Program</text:span></text:p>
      <text:p text:style-name="P22"/>
      <text:p text:style-name="P28">Teaching Experience:</text:p>
      <text:p text:style-name="P14"><text:span text:style-name="T32">Teaching Assistant:</text:span><text:span text:style-name="T6"> University of Pennsylvania </text:span><text:span text:style-name="T8">(</text:span><text:span text:style-name="T6">2016-present</text:span><text:span text:style-name="T8">)</text:span></text:p>
      <text:p text:style-name="P14"><text:span text:style-name="T32">Laboratory Teach</text:span><text:span text:style-name="T35">ing</text:span><text:span text:style-name="T32"> Assistant:</text:span><text:span text:style-name="T6"> Saint Joseph’s University </text:span><text:span text:style-name="T8">(</text:span><text:span text:style-name="T6">2013-2014</text:span><text:span text:style-name="T8">)</text:span></text:p>
      <text:p text:style-name="P15"><text:span text:style-name="T71">Tutor/Supplemental Instruction Leader:</text:span><text:span text:style-name="T11"> Saint Joseph's University </text:span><text:span text:style-name="T8">(</text:span><text:span text:style-name="T11">2012-2015</text:span><text:span text:style-name="T8">)</text:span></text:p>
      <text:p text:style-name="P19"/>
      <text:p text:style-name="P30">Personal Reference:</text:p>
      <text:p text:style-name="P17">Ph.D. Advisor</text:p>
      <text:p text:style-name="P14"><text:span text:style-name="T81">Prof. Ja</text:span><text:span text:style-name="T43">y</text:span><text:span text:style-name="T81"> Kikkawa</text:span></text:p>
      <text:p text:style-name="P16">kikkawa@physics.upenn.edu</text:p>
      <text:p text:style-name="P21"><text:span text:style-name="T80">(</text:span><text:span text:style-name="T81">2</text:span><text:span text:style-name="T80">15) 898-75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DejaVu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DejaVu Serif" fo:font-family="'DejaVu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DejaVu Serif" fo:font-family="'DejaVu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ebastian Hurtado Parra</dc:title>
    <meta:initial-creator>Sebastian Hurtado</meta:initial-creator>
    <meta:creation-date>2017-03-21T21:44:00</meta:creation-date>
    <dc:date>2020-07-05T21:26:19.179709492</dc:date>
    <meta:editing-cycles>52</meta:editing-cycles>
    <meta:editing-duration>PT2H20M18S</meta:editing-duration>
    <meta:generator>LibreOffice/6.4.4.2$Linux_X86_64 LibreOffice_project/40$Build-2</meta:generator>
    <meta:document-statistic meta:table-count="0" meta:image-count="0" meta:object-count="0" meta:page-count="2" meta:paragraph-count="52" meta:word-count="587" meta:character-count="3919" meta:non-whitespace-character-count="3372"/>
  </office:meta>
</office:document-meta>
</file>